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rebuchet MS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Trebuchet MS" fo:font-size="16pt" style:font-size-asian="16pt" style:font-size-complex="16pt"/>
    </style:style>
    <style:style style:name="P5" style:family="paragraph" style:parent-style-name="Standard">
      <style:text-properties style:font-name="Trebuchet MS" fo:font-size="12pt" style:font-size-asian="12pt" style:font-size-complex="12pt"/>
    </style:style>
    <style:style style:name="P6" style:family="paragraph" style:parent-style-name="Text_20_body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Trebuchet MS" fo:font-size="10pt" style:font-size-asian="10pt" style:font-size-complex="10pt"/>
    </style:style>
    <style:style style:name="P8" style:family="paragraph" style:parent-style-name="Standard" style:list-style-name="L1">
      <style:text-properties style:font-name="Trebuchet MS" fo:font-size="10pt" style:font-size-asian="10pt" style:font-size-complex="10pt"/>
    </style:style>
    <style:style style:name="P9" style:family="paragraph" style:parent-style-name="Standard" style:list-style-name="L3">
      <style:text-properties style:font-name="Trebuchet MS" fo:font-size="10pt" style:font-size-asian="10pt" style:font-size-complex="10pt"/>
    </style:style>
    <style:style style:name="P10" style:family="paragraph" style:parent-style-name="Standard" style:list-style-name="L3"/>
    <style:style style:name="P11" style:family="paragraph" style:parent-style-name="Text_20_body" style:list-style-name="L2">
      <style:text-properties style:font-name="Trebuchet MS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rebuchet MS" fo:font-size="10pt" style:font-size-asian="10pt" style:font-size-complex="10pt"/>
    </style:style>
    <style:style style:name="T5" style:family="text">
      <style:text-properties fo:color="#66cc66" style:font-name="Trebuchet MS"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venties Linnaeus NG</text:p>
      <text:p text:style-name="P5">v1.1</text:p>
      <text:p text:style-name="P1"/>
      <text:p text:style-name="P2">Programmastructuur</text:p>
      <text:p text:style-name="P1">Volgt het MVC-ontwerppatroon:</text:p>
      <text:list xml:id="list36544662" text:style-name="L1">
        <text:list-item>
          <text:list>
            <text:list-item>
              <text:p text:style-name="P8">Model: representatie van de data, class per tabel met alle functies die de directe interactie met die tabel regelt.</text:p>
            </text:list-item>
            <text:list-item>
              <text:p text:style-name="P8">View: userinterface, betand per webpage.</text:p>
            </text:list-item>
            <text:list-item>
              <text:p text:style-name="P8">Controller: interactie tussen view en model, verwerking van gegevens en gebeurtenissen.</text:p>
            </text:list-item>
          </text:list>
        </text:list-item>
      </text:list>
      <text:p text:style-name="P1"/>
      <text:p text:style-name="P3"/>
      <text:p text:style-name="P2">Bestandsstructuur</text:p>
      <text:p text:style-name="P1">De volgende bestandsstructuur zal worden gehanteerd:</text:p>
      <text:p text:style-name="P1"/>
      <text:p text:style-name="P1"><text:tab/>config<text:tab/></text:p>
      <text:p text:style-name="P1"><text:tab/><text:tab/>L<text:tab/><text:span text:style-name="T1">appname</text:span></text:p>
      <text:p text:style-name="P1"><text:tab/><text:tab/><text:tab/><text:tab/>L<text:tab/>models</text:p>
      <text:p text:style-name="P1"><text:tab/><text:tab/><text:tab/><text:tab/>L<text:tab/>controllers</text:p>
      <text:p text:style-name="P1"><text:tab/><text:tab/><text:tab/><text:tab/>L<text:tab/>helpers</text:p>
      <text:p text:style-name="P1"><text:tab/><text:tab/>L<text:tab/><text:span text:style-name="T2">shared</text:span></text:p>
      <text:p text:style-name="P1"><text:tab/><text:tab/><text:tab/><text:tab/>L<text:tab/>models</text:p>
      <text:p text:style-name="P1"><text:tab/><text:tab/><text:tab/><text:tab/>L<text:tab/>controllers</text:p>
      <text:p text:style-name="P1"><text:tab/><text:tab/><text:tab/><text:tab/>L<text:tab/>helpers</text:p>
      <text:p text:style-name="P1"><text:tab/><text:tab/>L<text:tab/><text:span text:style-name="T2">helpers</text:span></text:p>
      <text:p text:style-name="P1"/>
      <text:p text:style-name="P1"><text:tab/>www</text:p>
      <text:p text:style-name="P1"><text:tab/><text:tab/>L<text:tab/><text:span text:style-name="T1">appname</text:span></text:p>
      <text:p text:style-name="P1"><text:tab/><text:tab/><text:tab/><text:tab/>L<text:tab/>views</text:p>
      <text:p text:style-name="P1"><text:tab/><text:tab/><text:tab/><text:tab/><text:tab/> <text:s/>L<text:tab/> <text:s/><text:span text:style-name="T1">controllernaam 1</text:span></text:p>
      <text:p text:style-name="P1"><text:span text:style-name="T1"><text:tab/><text:tab/><text:tab/><text:tab/><text:tab/> <text:s/></text:span><text:span text:style-name="T2">L<text:tab/> <text:s/></text:span><text:span text:style-name="T1">controllernaam 2</text:span></text:p>
      <text:p text:style-name="P1"><text:span text:style-name="T1"><text:tab/><text:tab/><text:tab/><text:tab/><text:tab/> <text:s/></text:span><text:span text:style-name="T2">L<text:tab/> <text:s/></text:span><text:span text:style-name="T1">controllernaam n</text:span></text:p>
      <text:p text:style-name="P1"/>
      <text:p text:style-name="P1">Waarbij <text:span text:style-name="T3">www</text:span> de webroot is. Op deze manier zijn configuratiebestanden, controllers, models en helpers niet direct bereikbaar vanaf het web. </text:p>
      <text:p text:style-name="P1">Door het hanteren van <text:span text:style-name="T3">appname</text:span> als subdir kunnen in principe verschillende instances van de volledige applicatie naast elkaar draaien, en kan een fysieke scheiding worden gemaakt tussen invoeraplicatie en front-end.</text:p>
      <text:p text:style-name="P1"/>
      <text:p text:style-name="P6">Naamgevingen</text:p>
      <text:list xml:id="list36559992" text:continue-numbering="true" text:style-name="L1">
        <text:list-item>
          <text:p text:style-name="P8">Tabellen</text:p>
          <text:list>
            <text:list-item>
              <text:p text:style-name="P8">Naam tabel in meervoud (bv “taxa”), lowercase, namen gescheiden door underscores.</text:p>
            </text:list-item>
            <text:list-item>
              <text:p text:style-name="P8">PK-veld heet altijd “id”.</text:p>
            </text:list-item>
            <text:list-item>
              <text:p text:style-name="P8">FK-veld heet altijd naar het enkelvoud van de gerefereerde tabel en de naam van het gerefreerde veld (veelal “id”), gescheiden door een inderscore (bv “taxon_id” wanneer verwijzend naar veld “id” in tabel “taxa”).</text:p>
            </text:list-item>
            <text:list-item>
              <text:p text:style-name="P8">Kruistabellen heten naar de tabellen die ze verbinden (bv “projects _taxa”).</text:p>
            </text:list-item>
            <text:list-item>
              <text:p text:style-name="P8">Kruistabellen hebben naast twee of meer FK-kolommen altijd ook een eigen “id” kolom.</text:p>
            </text:list-item>
          </text:list>
        </text:list-item>
        <text:list-item>
          <text:p text:style-name="P8">Modellen</text:p>
          <text:list>
            <text:list-item>
              <text:p text:style-name="P8">Classname model in enkelvoud, CamelCased (bv “Taxon”).</text:p>
            </text:list-item>
            <text:list-item>
              <text:p text:style-name="P8">Bestandsnaam in enkelvoud, lowercase met underscores (bv “taxon.php”).</text:p>
            </text:list-item>
          </text:list>
        </text:list-item>
      </text:list>
      <text:list xml:id="list36549168" text:style-name="L2">
        <text:list-item>
          <text:p text:style-name="P11">Controllers</text:p>
        </text:list-item>
      </text:list>
      <text:list xml:id="list36552636" text:continue-list="list36559992" text:style-name="L1">
        <text:list-item>
          <text:list>
            <text:list-item>
              <text:p text:style-name="P8">Classname controller in meervoud met de toevoeging “Controller” (bv “TaxaController”).</text:p>
            </text:list-item>
            <text:list-item>
              <text:p text:style-name="P8">Bestandsnaam in meervoud, CamelCased (bv “TaxaController.php”).</text:p>
            </text:list-item>
          </text:list>
        </text:list-item>
        <text:list-item>
          <text:p text:style-name="P8">Views</text:p>
          <text:list>
            <text:list-item>
              <text:p text:style-name="P8">Iedere view heeft de naam van een functie in de class van de corresponderende controller (bv “edit.php” hoort bij “TaxaController.edit()” ).</text:p>
            </text:list-item>
            <text:list-item>
              <text:p text:style-name="P8">Bestandsnaam in lowercase met underscores (bv “edit.php”).</text:p>
            </text:list-item>
          </text:list>
        </text:list-item>
      </text:list>
      <text:list xml:id="list36545959" text:style-name="L3">
        <text:list-item>
          <text:p text:style-name="P9">Helpers</text:p>
        </text:list-item>
      </text:list>
      <text:list xml:id="list36566231" text:continue-list="list36552636" text:style-name="L1">
        <text:list-item>
          <text:list>
            <text:list-item>
              <text:p text:style-name="P8">Classname met de toevoeging “Helper” (bv “HtmlHelper”).</text:p>
            </text:list-item>
            <text:list-item>
              <text:p text:style-name="P8"><text:soft-page-break/>Bestandsnaam in meervoud, lowercase met underscores (bv “html_helper.php”).</text:p>
            </text:list-item>
          </text:list>
        </text:list-item>
      </text:list>
      <text:list xml:id="list36550285" text:continue-list="list36545959" text:style-name="L3">
        <text:list-item>
          <text:p text:style-name="P9">Functies (in Modellen, Controllers en Helpers)</text:p>
          <text:list>
            <text:list-item>
              <text:list>
                <text:list-item>
                  <text:p text:style-name="P9">Functienamen zijn camelCased (eerste letter lowercase)</text:p>
                </text:list-item>
                <text:list-item>
                  <text:p text:style-name="P10"><text:span text:style-name="T4">Functies binnen een controller die een actie omvatten (edit, delete etc) hebben “Action” achter hun naam (bv “editAction</text:span><text:span text:style-name="T5">()</text:span><text:span text:style-name="T4">”)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rten schermer</meta:initial-creator>
    <meta:creation-date>2010-08-11T12:33:46.82</meta:creation-date>
    <dc:date>2010-08-18T16:43:53.89</dc:date>
    <dc:creator>maarten schermer</dc:creator>
    <meta:editing-duration>PT04H33M30S</meta:editing-duration>
    <meta:editing-cycles>84</meta:editing-cycles>
    <meta:generator>OpenOffice.org/3.2$Win32 OpenOffice.org_project/320m12$Build-9483</meta:generator>
    <meta:document-statistic meta:table-count="0" meta:image-count="0" meta:object-count="0" meta:page-count="2" meta:paragraph-count="49" meta:word-count="360" meta:character-count="2348"/>
  </office:meta>
</office:document-meta>
</file>